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pt" fo:country="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Wingdings" style:font-name-asian="Wingdings" style:font-name-complex="Wingdings" fo:language="pt" fo:country="PT"/>
    </style:style>
    <style:style style:name="T4" style:parent-style-name="DefaultParagraphFont" style:family="text">
      <style:text-properties style:font-name="Wingdings" style:font-name-asian="Wingdings" style:font-name-complex="Wingdings" fo:language="pt" fo:country="PT"/>
    </style:style>
    <style:style style:name="T5" style:parent-style-name="DefaultParagraphFont" style:family="text">
      <style:text-properties style:font-name="Wingdings" style:font-name-asian="Wingdings" style:font-name-complex="Wingdings" fo:language="pt" fo:country="PT"/>
    </style:style>
    <style:style style:name="T6" style:parent-style-name="DefaultParagraphFont" style:family="text">
      <style:text-properties style:font-name="Wingdings" style:font-name-asian="Wingdings" style:font-name-complex="Wingdings" fo:language="pt" fo:country="PT"/>
    </style:style>
    <style:style style:name="T7" style:parent-style-name="DefaultParagraphFont" style:family="text">
      <style:text-properties style:font-name="Wingdings" style:font-name-asian="Wingdings" style:font-name-complex="Wingdings"/>
    </style:style>
    <style:style style:name="T8" style:parent-style-name="DefaultParagraphFont" style:family="text">
      <style:text-properties style:font-name="Wingdings" style:font-name-asian="Wingdings" style:font-name-complex="Wingdings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 fo:language="pt" fo:country="PT"/>
    </style:style>
    <style:style style:name="P12" style:parent-style-name="Normal" style:family="paragraph">
      <style:text-properties fo:language="pt" fo:country="PT"/>
    </style:style>
    <style:style style:name="P13" style:parent-style-name="Normal" style:family="paragraph">
      <style:text-properties fo:language="pt" fo:country="PT"/>
    </style:style>
    <style:style style:name="P14" style:parent-style-name="Normal" style:family="paragraph">
      <style:text-properties fo:language="pt" fo:country="PT"/>
    </style:style>
    <style:style style:name="P15" style:parent-style-name="Normal" style:family="paragraph">
      <style:text-properties fo:language="pt" fo:country="PT"/>
    </style:style>
    <style:style style:name="P16" style:parent-style-name="Normal" style:family="paragraph">
      <style:text-properties fo:language="pt" fo:country="PT"/>
    </style:style>
    <style:style style:name="P17" style:parent-style-name="Normal" style:family="paragraph">
      <style:text-properties fo:language="pt" fo:country="PT"/>
    </style:style>
    <style:style style:name="P18" style:parent-style-name="Normal" style:family="paragraph">
      <style:text-properties fo:language="pt" fo:country="PT"/>
    </style:style>
    <style:style style:name="P19" style:parent-style-name="Normal" style:family="paragraph">
      <style:text-properties fo:language="pt" fo:country="PT"/>
    </style:style>
    <style:style style:name="P20" style:parent-style-name="Normal" style:family="paragraph">
      <style:text-properties fo:language="pt" fo:country="PT"/>
    </style:style>
    <style:style style:name="P21" style:parent-style-name="Normal" style:family="paragraph">
      <style:text-properties fo:language="pt" fo:country="PT"/>
    </style:style>
    <style:style style:name="P22" style:parent-style-name="Normal" style:family="paragraph">
      <style:text-properties fo:language="pt" fo:country="PT"/>
    </style:style>
    <style:style style:name="P23" style:parent-style-name="Normal" style:family="paragraph">
      <style:text-properties fo:font-weight="bold" style:font-weight-asian="bold" style:font-weight-complex="bold" fo:language="pt" fo:country="PT"/>
    </style:style>
    <style:style style:name="P24" style:parent-style-name="Normal" style:family="paragraph">
      <style:text-properties fo:font-weight="bold" style:font-weight-asian="bold" style:font-weight-complex="bold" fo:language="pt" fo:country="PT"/>
    </style:style>
    <style:style style:name="P25" style:parent-style-name="Normal" style:family="paragraph">
      <style:text-properties fo:font-weight="bold" style:font-weight-asian="bold" style:font-weight-complex="bold" fo:language="pt" fo:country="PT"/>
    </style:style>
    <style:style style:name="P26" style:parent-style-name="Normal" style:family="paragraph">
      <style:text-properties fo:font-weight="bold" style:font-weight-asian="bold" style:font-weight-complex="bold" fo:language="pt" fo:country="PT"/>
    </style:style>
    <style:style style:name="P27" style:parent-style-name="Normal" style:family="paragraph">
      <style:text-properties fo:font-weight="bold" style:font-weight-asian="bold" style:font-weight-complex="bold" fo:language="pt" fo:country="PT"/>
    </style:style>
    <style:style style:name="P28" style:parent-style-name="Normal" style:family="paragraph">
      <style:text-properties fo:font-weight="bold" style:font-weight-asian="bold" style:font-weight-complex="bold" fo:language="pt" fo:country="PT"/>
    </style:style>
    <style:style style:name="P29" style:parent-style-name="Normal" style:family="paragraph">
      <style:text-properties fo:font-weight="bold" style:font-weight-asian="bold" style:font-weight-complex="bold" fo:language="pt" fo:country="PT"/>
    </style:style>
    <style:style style:name="P30" style:parent-style-name="Normal" style:family="paragraph">
      <style:text-properties fo:font-weight="bold" style:font-weight-asian="bold" style:font-weight-complex="bold" fo:language="pt" fo:country="PT"/>
    </style:style>
    <style:style style:name="P31" style:parent-style-name="Normal" style:family="paragraph">
      <style:text-properties fo:font-weight="bold" style:font-weight-asian="bold" style:font-weight-complex="bold" fo:language="pt" fo:country="PT"/>
    </style:style>
    <style:style style:name="P32" style:parent-style-name="Normal" style:family="paragraph">
      <style:text-properties fo:language="pt" fo:country="PT"/>
    </style:style>
    <style:style style:name="P33" style:parent-style-name="Normal" style:family="paragraph">
      <style:text-properties fo:language="pt" fo:country="PT"/>
    </style:style>
    <style:style style:name="P34" style:parent-style-name="Normal" style:family="paragraph">
      <style:text-properties fo:language="pt" fo:country="PT"/>
    </style:style>
    <style:style style:name="P35" style:parent-style-name="Normal" style:family="paragraph">
      <style:text-properties fo:language="pt" fo:country="PT"/>
    </style:style>
    <style:style style:name="P36" style:parent-style-name="Normal" style:family="paragraph">
      <style:text-properties fo:language="pt" fo:country="PT"/>
    </style:style>
    <style:style style:name="P37" style:parent-style-name="Normal" style:family="paragraph">
      <style:text-properties fo:language="pt" fo:country="PT"/>
    </style:style>
    <style:style style:name="P38" style:parent-style-name="Normal" style:family="paragraph">
      <style:text-properties fo:language="pt" fo:country="PT"/>
    </style:style>
    <style:style style:name="P39" style:parent-style-name="Normal" style:family="paragraph">
      <style:text-properties fo:language="pt" fo:country="PT"/>
    </style:style>
    <style:style style:name="P40" style:parent-style-name="Normal" style:family="paragraph">
      <style:text-properties fo:language="pt" fo:country="PT"/>
    </style:style>
    <style:style style:name="P41" style:parent-style-name="Normal" style:family="paragraph">
      <style:text-properties fo:language="pt" fo:country="PT"/>
    </style:style>
    <style:style style:name="P42" style:parent-style-name="Normal" style:family="paragraph">
      <style:text-properties fo:language="pt" fo:country="PT"/>
    </style:style>
    <style:style style:name="P43" style:parent-style-name="Normal" style:family="paragraph">
      <style:text-properties fo:language="pt" fo:country="PT"/>
    </style:style>
    <style:style style:name="P44" style:parent-style-name="Normal" style:family="paragraph">
      <style:text-properties fo:language="pt" fo:country="PT"/>
    </style:style>
    <style:style style:name="P45" style:parent-style-name="Normal" style:family="paragraph">
      <style:text-properties fo:language="pt" fo:country="PT"/>
    </style:style>
    <style:style style:name="P46" style:parent-style-name="Normal" style:family="paragraph">
      <style:text-properties fo:language="pt" fo:country="PT"/>
    </style:style>
    <style:style style:name="P47" style:parent-style-name="Normal" style:family="paragraph">
      <style:text-properties fo:language="pt" fo:country="PT"/>
    </style:style>
    <style:style style:name="P48" style:parent-style-name="Normal" style:family="paragraph">
      <style:text-properties fo:language="pt" fo:country="PT"/>
    </style:style>
    <style:style style:name="P49" style:parent-style-name="Normal" style:family="paragraph">
      <style:text-properties fo:language="pt" fo:country="PT"/>
    </style:style>
    <style:style style:name="T50" style:parent-style-name="DefaultParagraphFont" style:family="text">
      <style:text-properties fo:language="pt" fo:country="PT"/>
    </style:style>
  </office:automatic-styles>
  <office:body>
    <office:text text:use-soft-page-breaks="true">
      <text:p text:style-name="P1"/>
      <text:p text:style-name="P2">IPS</text:p>
      <text:p text:style-name="Normal">Interconnections<text:s/><text:span text:style-name="T3"></text:span><text:s/>10.0.0.0/23</text:p>
      <text:p text:style-name="Normal">Client Z<text:s/><text:span text:style-name="T4"></text:span><text:s/>Z1(10.0.1.0/24); Z2(10.0.2.0/24); Z3(10.0.3.0/24)</text:p>
      <text:p text:style-name="Normal">Client Y<text:s/><text:span text:style-name="T5"></text:span><text:s/>Y1&amp;Y2: (VLAN20<text:s/><text:span text:style-name="T6"></text:span><text:s/>10.1.1.0/24); (VLAN30<text:s/><text:span text:style-name="T7"></text:span><text:s/>10.1.2.0/24)</text:p>
      <text:p text:style-name="Normal">Client X <text:s/><text:span text:style-name="T8"></text:span><text:s/>X1,X2,X3: 10.2.0.0/22</text:p>
      <text:p text:style-name="P9"/>
      <text:p text:style-name="P10">CONFS</text:p>
      <text:p text:style-name="Normal">Client Z MPLS Layer 3 VPN to interconnect servers on Client Z</text:p>
      <text:p text:style-name="Normal">Client Y requested Layer 2 p2p overlay network with 5 Mbps of guaranteed bandwidth<text:s/></text:p>
      <text:p text:style-name="Normal">Client X requested Layer 2 VPN between its server locations</text:p>
      <text:p text:style-name="Normal"/>
      <text:p text:style-name="P11">Loopbacks IP</text:p>
      <text:p text:style-name="P12">Porto: 10.0.0.1/32</text:p>
      <text:p text:style-name="P13">Lisboa: 10.0.0.2/32</text:p>
      <text:p text:style-name="P14">Aveiro: 10.0.0.3/32</text:p>
      <text:p text:style-name="P15">Coimbra: 10.0.0.4/32</text:p>
      <text:p text:style-name="P16">DC.P1: 10.0.0.5/32</text:p>
      <text:p text:style-name="P17">DC.P2: 10.0.0.6/32</text:p>
      <text:p text:style-name="P18">DC.L1: 10.0.0.7/32</text:p>
      <text:p text:style-name="P19">DC.A1: 10.0.0.8/32</text:p>
      <text:p text:style-name="P20">DC.A2: 10.0.0.9/32</text:p>
      <text:p text:style-name="P21">DC.C1: 10.0.0.10/32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Ligações IP</text:p>
      <text:p text:style-name="P31"/>
      <text:p text:style-name="P32">Porto Aveiro: 10.0.0.13/30 &amp; 10.0.0.14/30</text:p>
      <text:p text:style-name="P33">Porto Coimbra: 10.0.0.17/30 &amp; 10.0.0.18/30</text:p>
      <text:p text:style-name="P34">Lisboa Coimbra: 10.0.0.21/30 &amp; 10.0.0.22/30</text:p>
      <text:p text:style-name="P35">Aveiro Coimbra: 10.0.0.25/30 &amp; 10.0.0.26/30</text:p>
      <text:p text:style-name="P36">Porto P1: 10.0.0.29/30 &amp; 10.0.0.30/30</text:p>
      <text:p text:style-name="P37">Porto P2: 10.0.0.33/30 &amp; 10.0.0.34/30</text:p>
      <text:p text:style-name="P38">Lisboa L1: 10.0.0.37/30 &amp; 10.0.0.38/30</text:p>
      <text:p text:style-name="P39">Aveiro A1: 10.0.0.41/30 &amp; 10.0.0.42/30</text:p>
      <text:p text:style-name="P40">Aveiro A2: 10.0.0.45/30 &amp; 10.0.0.46/30</text:p>
      <text:p text:style-name="P41">Coimbra C1: 10.0.0.49/30 &amp; 10.0.0.50/30</text:p>
      <text:p text:style-name="P42">P1 Z2: 10.0.2.1/30<text:s/>&amp; 10.0.2.5/30</text:p>
      <text:p text:style-name="P43">P2 Y2:<text:s/>10.1.1.5/30<text:s/>&amp; 10.1.1.6/30</text:p>
      <text:p text:style-name="P44">P2 X2:<text:s/>10.2.0.5/30 &amp; 10.2.0.6/30</text:p>
      <text:p text:style-name="P45">L1 X1:<text:s/>10.2.0.1/30 &amp; 10.2.0.2/30</text:p>
      <text:p text:style-name="P46">L1 Y1:<text:s/>10.1.1.1/30<text:s/>&amp; 10.1.1.2/30</text:p>
      <text:p text:style-name="P47">A1 Y3:<text:s/>10.1.1.9/30<text:s/>&amp; 10.1.1.10/30</text:p>
      <text:p text:style-name="P48">A1 X3:<text:s/>10.2.0.9/30 &amp; 10.2.0.10/30</text:p>
      <text:p text:style-name="P49">A2 Z3: 10.0.3.3/24 &amp; 10.0.3.9/24</text:p>
      <text:p text:style-name="Normal"><text:span text:style-name="T50">C1 Z1: 10.0.1.10/24 &amp; 10.0.1.10/2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andre Oliveira</meta:initial-creator>
    <dc:creator>Alexandre Oliveira</dc:creator>
    <meta:creation-date>2022-11-19T18:00:00Z</meta:creation-date>
    <dc:date>2022-12-02T00:39:00Z</dc:date>
    <meta:template xlink:href="Normal" xlink:type="simple"/>
    <meta:editing-cycles>4</meta:editing-cycles>
    <meta:editing-duration>PT31560S</meta:editing-duration>
    <meta:document-statistic meta:page-count="2" meta:paragraph-count="2" meta:word-count="200" meta:character-count="1344" meta:row-count="9" meta:non-whitespace-character-count="1146"/>
  </office:meta>
</office:document-meta>
</file>